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<text:tab/><text:tab/><text:tab/><text:tab/><text:tab/></text:p>
      <text:p text:style-name="P6">Author of letter<text:tab/><text:tab/><text:tab/><text:tab/>David Solis Cohen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12, 1892</text:p>
      <text:p text:style-name="P6">Month<text:tab/><text:tab/><text:tab/><text:tab/><text:tab/><text:tab/>Jul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CABLE ADDRESS./ "CODA."/<text:tab/><text:tab/><text:tab/><text:tab/>NEW YORK OFFICE:/ 81 WALKER ST.,/</text:p>
      <text:p text:style-name="P2">OFFICE OF/</text:p>
      <text:p text:style-name="P2">Cohen, Davis &amp; Co.,/</text:p>
      <text:p text:style-name="P2">IMPORTERS OF/</text:p>
      <text:p text:style-name="P2">NOTIONS, TOYS &amp; FANCY GOODS./</text:p>
      <text:p text:style-name="P2">2 and 4 North Front Street, corner A./</text:p>
      <text:p text:style-name="P4">Portland, Or., July 12[/ inserted by author]92/</text:p>
      <text:p text:style-name="P3">Rev Dr S. Morais/</text:p>
      <text:p text:style-name="P3">My dear sir &amp; friend/</text:p>
      <text:p text:style-name="P3"><text:tab/>Accept my thanks for/ your kind letter. <text:s/>The position which I/ have assumed is a very responsible/ and trying one, I feel however, with/ God's help, that my friends will never/ have cause to be disappointed with/ my conduct of it. <text:s/>I have no guide/ but duty, none to fear and none to favor/ with kind regards/ very truly yours/ David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3:05:14.59</meta:creation-date>
    <meta:document-statistic meta:table-count="0" meta:image-count="0" meta:object-count="0" meta:page-count="2" meta:paragraph-count="70" meta:word-count="274" meta:character-count="1862"/>
    <dc:date>2011-12-05T13:14:45.35</dc:date>
    <dc:creator>Penn Libraries</dc:creator>
    <meta:editing-duration>PT00H09M30S</meta:editing-duration>
    <meta:editing-cycles>1</meta:editing-cycles>
    <meta:generator>OpenOffice.org/3.2$Win32 OpenOffice.org_project/320m12$Build-9483</meta:generator>
  </office:meta>
</office:document-meta>
</file>